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style:font-name="Times New Roman" fo:font-size="10pt" fo:font-style="italic" officeooo:rsid="0037fd9a" officeooo:paragraph-rsid="0037fd9a" style:font-size-asian="10pt" style:font-style-asian="italic" style:font-size-complex="10pt" style:font-style-complex="italic"/>
    </style:style>
    <style:style style:name="P3" style:family="paragraph" style:parent-style-name="Standard">
      <style:text-properties officeooo:rsid="000cef4e" officeooo:paragraph-rsid="00230820"/>
    </style:style>
    <style:style style:name="P4" style:family="paragraph" style:parent-style-name="Standard">
      <style:text-properties fo:font-size="9pt" officeooo:rsid="000cef4e" officeooo:paragraph-rsid="00230820" style:font-size-asian="9pt" style:font-size-complex="9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  <style:text-properties style:font-name="Ubuntu Mono" fo:font-size="8pt" fo:language="ru" fo:country="RU" style:text-underline-style="none" officeooo:rsid="00242499" officeooo:paragraph-rsid="001eaeb3" style:font-size-asian="8pt" style:language-asian="ru" style:country-asian="RU" style:font-name-complex="Times New Roman1" style:font-size-complex="8pt" style:language-complex="ar" style:country-complex="SA"/>
    </style:style>
    <style:style style:name="P2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9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2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2efa51" officeooo:paragraph-rsid="002d03c7" style:font-size-asian="10pt" style:font-size-complex="10pt"/>
    </style:style>
    <style:style style:name="P33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7fd9a" officeooo:paragraph-rsid="0037fd9a" style:font-size-asian="10pt" style:font-size-complex="10pt"/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6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7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8" style:family="paragraph" style:parent-style-name="Standard" style:list-style-name="L1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7fd9a" officeooo:paragraph-rsid="0037fd9a" style:font-size-asian="10pt" style:font-size-complex="10pt"/>
    </style:style>
    <style:style style:name="P39" style:family="paragraph">
      <loext:graphic-properties draw:fill-color="#ffffff"/>
    </style:style>
    <style:style style:name="P4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53aba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230820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23e8b6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d03c7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53aba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7fd9a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8d0e4" style:font-size-asian="10pt" style:font-size-complex="10pt"/>
    </style:style>
    <style:style style:name="T16" style:family="text">
      <style:text-properties style:font-name="Times New Roman" fo:font-size="10pt" fo:language="en" fo:country="US" style:font-size-asian="10pt" style:font-size-complex="10pt"/>
    </style:style>
    <style:style style:name="T17" style:family="text">
      <style:text-properties style:font-name="Times New Roman" fo:font-size="10pt" fo:language="en" fo:country="US" officeooo:rsid="000fe570" style:font-size-asian="10pt" style:font-size-complex="10pt"/>
    </style:style>
    <style:style style:name="T18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0" style:family="text">
      <style:text-properties style:font-name="Times New Roman" fo:font-size="10pt" fo:language="en" fo:country="US" style:text-underline-style="solid" style:text-underline-width="auto" style:text-underline-color="font-color" officeooo:rsid="00353aba" style:font-size-asian="10pt" style:font-size-complex="10pt"/>
    </style:style>
    <style:style style:name="T2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40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field:fieldmark-start text:name="__Fieldmark__6_290388108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39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7"><text:span text:style-name="T2">Отчёт по лабораторной работе</text:span><text:span text:style-name="T1"> №</text:span><text:span text:style-name="T3"><text:tab/></text:span><text:span text:style-name="T4">7</text:span><text:span text:style-name="T3"><text:tab/></text:span><text:span text:style-name="T1"> по курсу </text:span><text:span text:style-name="T3"><text:tab/>1<text:tab/></text:span></text:p>
            <text:p text:style-name="P8"><text:span text:style-name="T5">студента группы </text:span><text:span text:style-name="T7">102</text:span><text:span text:style-name="T5"> <text:s text:c="2"/></text:span><text:span text:style-name="T6"><text:tab/></text:span><text:span text:style-name="T7">Баталова М.А.</text:span><text:span text:style-name="T6"><text:tab/><text:tab/><text:tab/></text:span><text:span text:style-name="T5">, № по списку <text:s/></text:span><text:span text:style-name="T6"><text:tab/></text:span><text:span text:style-name="T7">3</text:span><text:span text:style-name="T6"><text:tab/></text:span></text:p>
            <text:p text:style-name="P8"><text:span text:style-name="T5">Адреса </text:span><text:span text:style-name="T16">www</text:span><text:span text:style-name="T5">, </text:span><text:span text:style-name="T16">e</text:span><text:span text:style-name="T5">-</text:span><text:span text:style-name="T16">mail</text:span><text:span text:style-name="T5">, </text:span><text:span text:style-name="T16">jabber</text:span><text:span text:style-name="T5">, </text:span><text:span text:style-name="T16">skype</text:span><text:span text:style-name="T5"> </text:span><text:span text:style-name="T6"><text:tab/></text:span><text:span text:style-name="T19">etrymax@gmail.com</text:span><text:span text:style-name="T6"><text:tab/><text:tab/><text:tab/><text:tab/></text:span></text:p>
            <text:p text:style-name="P8"><text:span text:style-name="T5">Работа выполнена: “</text:span><text:span text:style-name="T6"> </text:span><text:span text:style-name="T15">20</text:span><text:span text:style-name="T6"> <text:s text:c="2"/></text:span><text:span text:style-name="T5">“ </text:span><text:span text:style-name="T6"><text:tab/></text:span><text:span text:style-name="T10">октября</text:span><text:span text:style-name="T6"><text:tab/><text:tab/></text:span><text:span text:style-name="T5"> 2018</text:span><text:span text:style-name="T6"><text:tab/></text:span><text:span text:style-name="T5">г.<text:tab/><text:tab/></text:span></text:p>
            <text:p text:style-name="P8"><text:span text:style-name="T5">Преподаватель:</text:span><text:span text:style-name="T6"><text:tab/><text:tab/></text:span><text:span text:style-name="T5"> каф.806 </text:span><text:span text:style-name="T6"><text:tab/>Ефименко Н.А.<text:tab/><text:tab/><text:tab/><text:tab/></text:span></text:p>
            <text:p text:style-name="P8"><text:span text:style-name="T5">Входной контроль знаний с оценкой </text:span><text:span text:style-name="T6"><text:tab/><text:tab/><text:tab/><text:tab/><text:tab/></text:span></text:p>
            <text:p text:style-name="P8"><text:span text:style-name="T5">Отчёт сдан “</text:span><text:span text:style-name="T6"> <text:s text:c="2"/></text:span><text:span text:style-name="T5">“ </text:span><text:span text:style-name="T6"><text:tab/></text:span><text:span text:style-name="T10">октября</text:span><text:span text:style-name="T6"><text:tab/></text:span><text:span text:style-name="T5"> 2018</text:span><text:span text:style-name="T6"><text:tab/></text:span><text:span text:style-name="T5">г., итоговая оценка </text:span><text:span text:style-name="T6"><text:tab/><text:tab/></text:span></text:p>
            <text:p text:style-name="P8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9"/>
      <text:list xml:id="list4802519991856495147" text:style-name="WWNum1">
        <text:list-item>
          <text:p text:style-name="P35"><text:span text:style-name="T21">Тема</text:span><text:span text:style-name="T5">: <text:s/></text:span><text:span text:style-name="T20">Программирование в алгоритмической модели Маркова.</text:span></text:p>
        </text:list-item>
      </text:list>
      <text:p text:style-name="P10"/>
      <text:list xml:id="list110034779053692" text:continue-numbering="true" text:style-name="WWNum1">
        <text:list-item>
          <text:p text:style-name="P36"><text:span text:style-name="T21">Цель работы</text:span><text:span text:style-name="T5">: <text:s/></text:span><text:span text:style-name="T13">Научится программировать в алгоритмической модели Маркова</text:span></text:p>
        </text:list-item>
      </text:list>
      <text:p text:style-name="P10"/>
      <text:list xml:id="list110035502062176" text:continue-numbering="true" text:style-name="WWNum1">
        <text:list-item>
          <text:p text:style-name="P34"><text:span text:style-name="T21">Задание</text:span><text:span text:style-name="T5"> (</text:span><text:span text:style-name="T22">вариант №</text:span><text:span text:style-name="T5">): <text:s/></text:span><text:span text:style-name="T12">3</text:span><text:span text:style-name="T13">4</text:span><text:span text:style-name="T10">.</text:span><text:span text:style-name="T13">Составить алгоритм перевода числа из шестнадцатеричной системы счисления в четверичную.</text:span></text:p>
        </text:list-item>
      </text:list>
      <text:p text:style-name="P10"/>
      <text:list xml:id="list110034166306848" text:continue-numbering="true" text:style-name="WWNum1">
        <text:list-item>
          <text:p text:style-name="P34"><text:span text:style-name="T21">Оборудование</text:span><text:span text:style-name="T5"> (</text:span><text:span text:style-name="T22">лабораторное</text:span><text:span text:style-name="T5">):</text:span></text:p>
        </text:list-item>
      </text:list>
      <text:p text:style-name="P23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25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2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9">Оборудование ПЭВМ студента, если использовалось:</text:p>
      <text:p text:style-name="P25"><text:span text:style-name="T5">Процессор</text:span><text:span text:style-name="T16"> </text:span><text:span text:style-name="T18"><text:tab/>Intel </text:span><text:span text:style-name="T19">pentium n4200</text:span><text:span text:style-name="T16">, </text:span><text:span text:style-name="T5">ОП</text:span><text:span text:style-name="T16"> </text:span><text:span text:style-name="T19">5900</text:span><text:span text:style-name="T16"> </text:span><text:span text:style-name="T5">МБ</text:span><text:span text:style-name="T16">, </text:span><text:span text:style-name="T5">НМД</text:span><text:span text:style-name="T16"> </text:span><text:span text:style-name="T19">5.7</text:span><text:span text:style-name="T18"><text:tab/></text:span><text:span text:style-name="T16"> </text:span><text:span text:style-name="T17">ГБ</text:span><text:span text:style-name="T16">. </text:span><text:span text:style-name="T5">Монитор </text:span><text:span text:style-name="T6"><text:tab/></text:span><text:span text:style-name="T18">TFT</text:span><text:span text:style-name="T6">, встроенный<text:tab/></text:span></text:p>
      <text:p text:style-name="P2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/>
      <text:list xml:id="list110033563438939" text:continue-numbering="true" text:style-name="WWNum1">
        <text:list-item>
          <text:p text:style-name="P34"><text:span text:style-name="T21">Программное обеспечение</text:span><text:span text:style-name="T5"> (</text:span><text:span text:style-name="T22">лабораторное</text:span><text:span text:style-name="T5">):</text:span></text:p>
        </text:list-item>
      </text:list>
      <text:p text:style-name="P23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23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23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23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23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23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0">Программное обеспечение ЭВМ студента, если использовалось:</text:p>
      <text:p text:style-name="P23"><text:span text:style-name="T5">Операционная система семейства </text:span><text:span text:style-name="T6"><text:tab/></text:span><text:span text:style-name="T18">UNIX</text:span><text:span text:style-name="T6"><text:tab/></text:span><text:span text:style-name="T5">, наименование </text:span><text:span text:style-name="T6"><text:tab/></text:span><text:span text:style-name="T19">Debian</text:span><text:span text:style-name="T6"><text:tab/></text:span><text:span text:style-name="T5"> версия </text:span><text:span text:style-name="T6"><text:tab/></text:span><text:span text:style-name="T7">9.5</text:span><text:span text:style-name="T6"><text:tab/></text:span></text:p>
      <text:p text:style-name="P23"><text:span text:style-name="T5">Интерпретатор команд </text:span><text:span text:style-name="T6"><text:tab/></text:span><text:span text:style-name="T7">bash</text:span><text:span text:style-name="T6"><text:tab/><text:tab/><text:tab/><text:tab/><text:tab/><text:tab/></text:span><text:span text:style-name="T5"> версия </text:span><text:span text:style-name="T6"><text:tab/></text:span><text:span text:style-name="T7">4.4.12</text:span><text:span text:style-name="T6"><text:tab/><text:tab/></text:span></text:p>
      <text:p text:style-name="P23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23"><text:span text:style-name="T5">Редактор текстов </text:span><text:span text:style-name="T6"><text:tab/><text:tab/></text:span><text:span text:style-name="T19">nano</text:span><text:span text:style-name="T6"><text:tab/><text:tab/><text:tab/><text:tab/><text:tab/><text:tab/></text:span><text:span text:style-name="T5"> версия </text:span><text:span text:style-name="T6"><text:tab/></text:span><text:span text:style-name="T18"> <text:s text:c="2"/></text:span><text:span text:style-name="T6"><text:tab/></text:span></text:p>
      <text:p text:style-name="P23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23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28"/>
      <text:p text:style-name="P28"/>
      <text:p text:style-name="P28"/>
      <text:p text:style-name="P28"/>
      <text:p text:style-name="P28"/>
      <text:p text:style-name="P28"/>
      <text:list xml:id="list110034992039476" text:continue-numbering="true" text:style-name="WWNum1">
        <text:list-item>
          <text:p text:style-name="P34"><text:span text:style-name="T21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32"/>
      <text:list xml:id="list4623916982128630626" text:style-name="L1">
        <text:list-item>
          <text:p text:style-name="P38"><text:soft-page-break/>Меняем цифры по таблице</text:p>
        </text:list-item>
      </text:list>
      <text:list xml:id="list110035077615848" text:continue-list="list110034992039476" text:style-name="WWNum1">
        <text:list-item>
          <text:p text:style-name="P34"><text:span text:style-name="T21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3"/>
      <text:p text:style-name="P3"/>
      <text:p text:style-name="P2">Тесты:</text:p>
      <text:p text:style-name="P2">Ввод: </text:p>
      <text:p text:style-name="P2">#</text:p>
      <text:p text:style-name="P2">Вывод:</text:p>
      <text:p text:style-name="P2"/>
      <text:p text:style-name="P2">Ввод:</text:p>
      <text:p text:style-name="P2">#ABC</text:p>
      <text:p text:style-name="P2">Вывод:</text:p>
      <text:p text:style-name="P2">222330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<text:span text:style-name="T22">Пункты 1-7 отчёта составляются </text:span><text:span text:style-name="T23">строго до</text:span><text:span text:style-name="T22"> начала лабораторной работы.</text:span></text:p>
      <text:p text:style-name="P15"/>
      <text:p text:style-name="P21"><text:span text:style-name="T5">Допущен к выполнению работы. Подпись преподавателя </text:span><text:span text:style-name="T6"><text:tab/><text:tab/><text:tab/><text:tab/></text:span></text:p>
      <text:p text:style-name="P11"/>
      <text:p text:style-name="P11"/>
      <text:p text:style-name="P14"/>
      <text:p text:style-name="P16"/>
      <text:p text:style-name="P16"/>
      <text:p text:style-name="P16"/>
      <text:list xml:id="list110033934132973" text:continue-numbering="true" text:style-name="WWNum1">
        <text:list-item>
          <text:p text:style-name="P34"><text:span text:style-name="T21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8"/>
      <text:p text:style-name="P33">#4 -&gt; 10#</text:p>
      <text:p text:style-name="P33">#5 -&gt; 11#</text:p>
      <text:p text:style-name="P33">#6 -&gt; 12#</text:p>
      <text:p text:style-name="P33">#7 -&gt; 13#</text:p>
      <text:p text:style-name="P33">#8 -&gt; 20#</text:p>
      <text:p text:style-name="P33">#9 -&gt; 21#</text:p>
      <text:p text:style-name="P33">#A -&gt; 22#</text:p>
      <text:p text:style-name="P33">#B -&gt; 23#</text:p>
      <text:p text:style-name="P33">#C -&gt; 30#</text:p>
      <text:p text:style-name="P33">#D -&gt; 31#</text:p>
      <text:p text:style-name="P33">#E -&gt; 32#</text:p>
      <text:p text:style-name="P33">#F -&gt; 33#</text:p>
      <text:p text:style-name="P33">#1 -&gt; 1#</text:p>
      <text:p text:style-name="P33">#2 -&gt; 2#</text:p>
      <text:p text:style-name="P33">#3 -&gt; 3#</text:p>
      <text:p text:style-name="P33"/>
      <text:p text:style-name="P33"># -&gt;. <text:s/></text:p>
      <text:p text:style-name="P4"/>
      <text:p text:style-name="P22"><text:soft-page-break/></text:p>
      <text:p text:style-name="P1"/>
      <text:p text:style-name="P19"/>
      <text:list xml:id="list110035436174552" text:continue-numbering="true" text:style-name="WWNum1">
        <text:list-item>
          <text:p text:style-name="P37"><text:span text:style-name="T21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0">№</text:p>
          </table:table-cell>
          <table:table-cell table:style-name="Таблица2.A1" office:value-type="string">
            <text:p text:style-name="P20">Лаб.</text:p>
            <text:p text:style-name="P20">или</text:p>
            <text:p text:style-name="P20">дом.</text:p>
          </table:table-cell>
          <table:table-cell table:style-name="Таблица2.A1" office:value-type="string">
            <text:p text:style-name="P20">Дата</text:p>
          </table:table-cell>
          <table:table-cell table:style-name="Таблица2.A1" office:value-type="string">
            <text:p text:style-name="P20">Время</text:p>
          </table:table-cell>
          <table:table-cell table:style-name="Таблица2.A1" office:value-type="string">
            <text:p text:style-name="P20">Событие</text:p>
          </table:table-cell>
          <table:table-cell table:style-name="Таблица2.A1" office:value-type="string">
            <text:p text:style-name="P20">Действие по исправлению</text:p>
          </table:table-cell>
          <table:table-cell table:style-name="Таблица2.A1" office:value-type="string">
            <text:p text:style-name="P20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3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</table:table-row>
      </table:table>
      <text:p text:style-name="P12"/>
      <text:list xml:id="list110034254561519" text:continue-numbering="true" text:style-name="WWNum1">
        <text:list-item>
          <text:p text:style-name="P34"><text:span text:style-name="T5">Замечание автора по существу работы </text:span><text:span text:style-name="T8">Замечаний нет</text:span></text:p>
        </text:list-item>
      </text:list>
      <text:p text:style-name="P27"/>
      <text:list xml:id="list110034325676141" text:continue-numbering="true" text:style-name="WWNum1">
        <text:list-item>
          <text:p text:style-name="P34"><text:span text:style-name="T5">Выводы <text:s/></text:span><text:span text:style-name="T6"><text:tab/></text:span><text:span text:style-name="T8">В ходе работы научился </text:span><text:span text:style-name="T11">составлять </text:span><text:span text:style-name="T14">программы в алгоритмической системе Маркова.</text:span></text:p>
        </text:list-item>
      </text:list>
      <text:p text:style-name="P27"/>
      <text:p text:style-name="P24"><text:span text:style-name="T5">Недочеты, допущенные при выполнении задания, могут быть устранены следующим образом </text:span><text:span text:style-name="T6"><text:tab/></text:span></text:p>
      <text:p text:style-name="P24"><text:span text:style-name="T9">Недочетов не допущено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1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0-20T11:00:33.381091973</dc:date>
    <meta:print-date>2006-09-06T14:56:00</meta:print-date>
    <meta:editing-cycles>24</meta:editing-cycles>
    <meta:editing-duration>PT1H23M34S</meta:editing-duration>
    <meta:generator>LibreOffice/5.2.7.2$Linux_X86_64 LibreOffice_project/20m0$Build-2</meta:generator>
    <meta:document-statistic meta:table-count="2" meta:image-count="1" meta:object-count="0" meta:page-count="3" meta:paragraph-count="80" meta:word-count="423" meta:character-count="3222" meta:non-whitespace-character-count="2521"/>
    <meta:user-defined meta:name="Operator">comp</meta:user-defined>
  </office:meta>
</office:document-meta>
</file>